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7d4" officeooo:paragraph-rsid="0015e7d4"/>
    </style:style>
    <style:style style:name="P2" style:family="paragraph" style:parent-style-name="Standard">
      <style:text-properties officeooo:rsid="0015e7d4" officeooo:paragraph-rsid="0015e7d4"/>
    </style:style>
    <style:style style:name="P3" style:family="paragraph" style:parent-style-name="Standard">
      <style:text-properties officeooo:rsid="0017a878" officeooo:paragraph-rsid="0017a8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xxx风暴.</text:p>
      <text:p text:style-name="P1"/>
      <text:p text:style-name="P1">工业4.0</text:p>
      <text:p text:style-name="P1"/>
      <text:p text:style-name="P1">流行文化</text:p>
      <text:p text:style-name="P1"/>
      <text:p text:style-name="P1"/>
      <text:p text:style-name="P1">服装定制</text:p>
      <text:p text:style-name="P1"/>
      <text:p text:style-name="P3">角色：</text:p>
      <text:p text:style-name="P3"/>
      <text:p text:style-name="P3">设计师</text:p>
      <text:p text:style-name="P3">用户</text:p>
      <text:p text:style-name="P3">明星设计师</text:p>
      <text:p text:style-name="P3">明星，游戏主播，yy主播，</text:p>
      <text:p text:style-name="P3"/>
      <text:p text:style-name="P3"/>
      <text:p text:style-name="P3">产品：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1:21:16.098357889</meta:creation-date>
    <dc:date>2015-04-17T15:18:15.404396045</dc:date>
    <meta:editing-duration>PT4M5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43" meta:character-count="49" meta:non-whitespace-character-count="49"/>
  </office:meta>
</office:document-meta>
</file>